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00" fo:min-height="0.7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1" draw:layer="layout" svg:width="5.5cm" svg:height="4.5cm" svg:x="1.5cm" svg:y="3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1.5cm" svg:y1="4.5cm" svg:x2="7cm" svg:y2="4.5cm">
            <text:p/>
          </draw:line>
          <draw:frame draw:style-name="gr3" draw:text-style-name="P1" draw:layer="layout" svg:width="4.733cm" svg:height="0.984cm" svg:x="2cm" svg:y="3.5cm">
            <draw:text-box>
              <text:p text:style-name="P2">Block A</text:p>
            </draw:text-box>
          </draw:frame>
        </draw:g>
        <draw:g draw:id="id2">
          <draw:custom-shape draw:style-name="gr1" draw:text-style-name="P1" draw:layer="layout" svg:width="5.5cm" svg:height="4.5cm" svg:x="13.5cm" svg:y="3.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13.5cm" svg:y1="4.5cm" svg:x2="19cm" svg:y2="4.5cm">
            <text:p/>
          </draw:line>
          <draw:frame draw:style-name="gr3" draw:text-style-name="P1" draw:layer="layout" svg:width="4.733cm" svg:height="0.984cm" svg:x="14cm" svg:y="3.5cm">
            <draw:text-box>
              <text:p text:style-name="P2">Block B</text:p>
            </draw:text-box>
          </draw:frame>
        </draw:g>
        <draw:connector draw:style-name="gr4" draw:text-style-name="P1" draw:layer="layout" draw:type="line" svg:x1="7cm" svg:y1="5.75cm" svg:x2="13.5cm" svg:y2="5.75cm" draw:start-shape="id1" draw:start-glue-point="1" draw:end-shape="id2" svg:d="m7000 5750h6500">
          <text:p/>
        </draw:connector>
        <draw:frame draw:style-name="gr5" draw:layer="layout" svg:width="2cm" svg:height="1cm" svg:x="9cm" svg:y="4.5cm">
          <draw:text-box>
            <text:p>T &lt; 5</text:p>
          </draw:text-box>
        </draw:frame>
        <draw:g draw:id="id3">
          <draw:custom-shape draw:style-name="gr1" draw:text-style-name="P1" draw:layer="layout" svg:width="5.5cm" svg:height="4.5cm" svg:x="7.5cm" svg:y="10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1" draw:layer="layout" svg:x1="7.5cm" svg:y1="11cm" svg:x2="13cm" svg:y2="11cm">
            <text:p/>
          </draw:line>
          <draw:frame draw:style-name="gr3" draw:text-style-name="P1" draw:layer="layout" svg:width="4.733cm" svg:height="0.984cm" svg:x="8cm" svg:y="10cm">
            <draw:text-box>
              <text:p text:style-name="P2">Block C</text:p>
            </draw:text-box>
          </draw:frame>
        </draw:g>
        <draw:connector draw:style-name="gr4" draw:text-style-name="P1" draw:layer="layout" draw:type="line" svg:x1="4.25cm" svg:y1="8cm" svg:x2="7.5cm" svg:y2="12.25cm" draw:start-shape="id1" draw:start-glue-point="2" draw:end-shape="id3" draw:end-glue-point="3" svg:d="m4250 8000 3250 4250">
          <text:p/>
        </draw:connector>
        <draw:frame draw:style-name="gr6" draw:layer="layout" svg:width="2.5cm" svg:height="1cm" svg:x="2.5cm" svg:y="9.5cm">
          <draw:text-box>
            <text:p>T &lt;=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1T14:13:24</meta:creation-date>
    <dc:date>2009-09-09T16:26:44</dc:date>
    <meta:editing-duration>PT02H33M27S</meta:editing-duration>
    <meta:editing-cycles>6</meta:editing-cycles>
    <meta:generator>NeoOffice/3.0$Unix OpenOffice.org_project/Patch 7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